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637cm" fo:min-width="4.3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5.7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4.83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671cm" fo:min-width="4.32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672cm" fo:min-width="2.4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544cm" fo:min-width="6.61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624cm" fo:min-width="5.69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9.481cm" svg:y1="15.986cm" svg:x2="39.481cm" svg:y2="19.161cm">
          <text:p/>
        </draw:line>
        <draw:custom-shape draw:style-name="gr2" draw:text-style-name="P2" draw:layer="layout" svg:width="6.858cm" svg:height="2.667cm" svg:x="36.052cm" svg:y="12.938cm">
          <text:p text:style-name="P2">Start Ti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223cm" svg:height="2.159cm" svg:x="36.267cm" svg:y="19.542cm">
          <text:p text:style-name="P2">Move Up by Speed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9.481cm" svg:y1="22.209cm" svg:x2="39.481cm" svg:y2="24.495cm">
          <text:p/>
        </draw:line>
        <draw:custom-shape draw:style-name="gr4" draw:text-style-name="P2" draw:layer="layout" svg:width="5.334cm" svg:height="2.794cm" svg:x="36.687cm" svg:y="25.003cm">
          <text:p text:style-name="P2">Move by speed</text:p>
          <text:p text:style-name="P2">Left/Righ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26cm" svg:height="2.921cm" svg:x="37.068cm" svg:y="31.099cm">
          <text:p text:style-name="P2">Move down by 1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9.227cm" svg:y1="28.178cm" svg:x2="39.227cm" svg:y2="30.718cm">
          <text:p/>
        </draw:line>
        <draw:custom-shape draw:style-name="gr6" draw:text-style-name="P2" draw:layer="layout" svg:width="5.842cm" svg:height="5.842cm" svg:x="36.814cm" svg:y="37.195cm">
          <text:p text:style-name="P2">Is is colliding with</text:p>
          <text:p text:style-name="P2">Surfa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39.608cm" svg:y1="34.401cm" svg:x2="39.608cm" svg:y2="36.433cm">
          <text:p/>
        </draw:line>
        <draw:frame draw:style-name="gr7" draw:text-style-name="P3" draw:layer="layout" svg:width="2.794cm" svg:height="1.016cm" svg:x="42.783cm" svg:y="39.735cm">
          <draw:text-box>
            <text:p>No</text:p>
          </draw:text-box>
        </draw:frame>
        <draw:frame draw:style-name="gr8" draw:text-style-name="P3" draw:layer="layout" svg:width="1.535cm" svg:height="0.962cm" svg:x="38.962cm" svg:y="43.291cm">
          <draw:text-box>
            <text:p>Yes</text:p>
          </draw:text-box>
        </draw:frame>
        <draw:line draw:style-name="gr1" draw:text-style-name="P1" draw:layer="layout" svg:x1="44.307cm" svg:y1="40.243cm" svg:x2="46.974cm" svg:y2="40.243cm">
          <text:p/>
        </draw:line>
        <draw:line draw:style-name="gr1" draw:text-style-name="P1" draw:layer="layout" svg:x1="47.355cm" svg:y1="40.37cm" svg:x2="47.355cm" svg:y2="32.877cm">
          <text:p/>
        </draw:line>
        <draw:line draw:style-name="gr1" draw:text-style-name="P1" draw:layer="layout" svg:x1="47.355cm" svg:y1="32.623cm" svg:x2="42.402cm" svg:y2="32.623cm">
          <text:p/>
        </draw:line>
        <draw:line draw:style-name="gr1" draw:text-style-name="P1" draw:layer="layout" svg:x1="39.862cm" svg:y1="44.307cm" svg:x2="39.862cm" svg:y2="46.339cm">
          <text:p/>
        </draw:line>
        <draw:custom-shape draw:style-name="gr9" draw:text-style-name="P2" draw:layer="layout" svg:width="7.112cm" svg:height="2.794cm" svg:x="36.306cm" svg:y="47.228cm">
          <text:p text:style-name="P2">Move up 1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9.989cm" svg:y1="50.784cm" svg:x2="39.989cm" svg:y2="54.086cm">
          <text:p/>
        </draw:line>
        <draw:custom-shape draw:style-name="gr10" draw:text-style-name="P2" draw:layer="layout" svg:width="8.763cm" svg:height="4.064cm" svg:x="35.798cm" svg:y="62.976cm">
          <text:p text:style-name="P2">End Ti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7.112cm" svg:height="2.794cm" svg:x="36.56cm" svg:y="55.102cm">
          <text:p text:style-name="P2">Update real Position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0.243cm" svg:y1="58.277cm" svg:x2="40.243cm" svg:y2="62.21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8:19:51.175517062</meta:creation-date>
    <dc:date>2021-06-03T18:40:33.272112105</dc:date>
    <meta:editing-duration>PT10M</meta:editing-duration>
    <meta:editing-cycles>1</meta:editing-cycles>
    <meta:document-statistic meta:object-count="20"/>
    <meta:generator>LibreOffice/6.4.7.2$Linux_X86_64 LibreOffice_project/40$Build-2</meta:generator>
  </office:meta>
</office:document-meta>
</file>